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onsolas" style:font-family-asian="Consolas" style:font-family-complex="Consolas" fo:background-color="transparent" fo:color="#000000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0066cc"/>
    </style:style>
    <style:style style:name="T53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4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JBoss Tool DB Example Part 2</text:span></text:p>
      <text:p text:style-name="P1"><text:span text:style-name="T2"/></text:p>
      <text:p text:style-name="P1"><text:span text:style-name="T3">Database Driver Attributes</text:span></text:p>
      <text:p text:style-name="P1"><text:span text:style-name="T4"/></text:p>
      <text:p text:style-name="P2"><text:span text:style-name="T5">So to test out the example app, we need a database to play with.</text:span></text:p>
      <text:p text:style-name="P2"><text:span text:style-name="T6"/></text:p>
      <text:p text:style-name="P2"><text:span text:style-name="T7">Here is the jdbc datasource enabled on the server:</text:span></text:p>
      <text:p text:style-name="P2"><text:span text:style-name="T8"/></text:p>
      <text:p text:style-name="P2"><draw:frame text:anchor-type="as-char" svg:width="165.10mm" svg:height="110.91mm" style:rel-width="scale" style:rel-height="scale"><draw:object-ole xlink:href="OleObj1"/><draw:image xlink:href="ObjectReplacements/OleObj1"/></draw:frame><text:span text:style-name="T8"/></text:p>
      <text:p text:style-name="P2"><text:span text:style-name="T8"/></text:p>
      <text:p text:style-name="P2"><text:span text:style-name="T9">The state of the DataSource currently: 2:41PM</text:span></text:p>
      <text:p text:style-name="P2"><text:span text:style-name="T10"/></text:p>
      <text:p text:style-name="P2"><draw:frame text:anchor-type="as-char" svg:width="150.07mm" svg:height="153.46mm" style:rel-width="scale" style:rel-height="scale"><draw:object-ole xlink:href="OleObj2"/><draw:image xlink:href="ObjectReplacements/OleObj2"/></draw:frame><text:span text:style-name="T10"/></text:p>
      <text:p text:style-name="P2"><text:span text:style-name="T10"/></text:p>
      <text:p text:style-name="P2"><text:span text:style-name="T11">Changed the JNDI, driver looks good:</text:span></text:p>
      <text:p text:style-name="P2"><text:span text:style-name="T12"/></text:p>
      <text:p text:style-name="P2"><draw:frame text:anchor-type="as-char" svg:width="153.04mm" svg:height="162.14mm" style:rel-width="scale" style:rel-height="scale"><draw:object-ole xlink:href="OleObj3"/><draw:image xlink:href="ObjectReplacements/OleObj3"/></draw:frame><text:span text:style-name="T12"/></text:p>
      <text:p text:style-name="P2"><text:span text:style-name="T12"/></text:p>
      <text:p text:style-name="P2"><draw:frame text:anchor-type="as-char" svg:width="147.53mm" svg:height="154.94mm" style:rel-width="scale" style:rel-height="scale"><draw:object-ole xlink:href="OleObj4"/><draw:image xlink:href="ObjectReplacements/OleObj4"/></draw:frame><text:span text:style-name="T12"/></text:p>
      <text:p text:style-name="P2"><text:span text:style-name="T12"/></text:p>
      <text:p text:style-name="P2"><text:span text:style-name="T13">Looks good so far! Next&gt;&gt;&gt;</text:span></text:p>
      <text:p text:style-name="P2"><text:span text:style-name="T14"/></text:p>
      <text:p text:style-name="P2"><draw:frame text:anchor-type="as-char" svg:width="158.12mm" svg:height="157.69mm" style:rel-width="scale" style:rel-height="scale"><draw:object-ole xlink:href="OleObj5"/><draw:image xlink:href="ObjectReplacements/OleObj5"/></draw:frame><text:span text:style-name="T14"/></text:p>
      <text:p text:style-name="P2"><text:span text:style-name="T14"/></text:p>
      <text:p text:style-name="P2"><text:span text:style-name="T15">The username and password are for the JBoss Server, try that first, if not, use the MySql server login. Response:</text:span></text:p>
      <text:p text:style-name="P2"><text:span text:style-name="T16"/></text:p>
      <text:p text:style-name="P2"><draw:frame text:anchor-type="as-char" svg:width="165.10mm" svg:height="141.18mm" style:rel-width="scale" style:rel-height="scale"><draw:object-ole xlink:href="OleObj6"/><draw:image xlink:href="ObjectReplacements/OleObj6"/></draw:frame><text:span text:style-name="T16"/></text:p>
      <text:p text:style-name="P2"><text:span text:style-name="T16"/></text:p>
      <text:p text:style-name="P2"><text:span text:style-name="T17">Fail...Apparently it doesn't like the JNDI name! LOL I need to check that name property = MySqlMemberDS, not sure about that.</text:span></text:p>
      <text:p text:style-name="P2"><text:span text:style-name="T18"/></text:p>
      <text:p text:style-name="P2"><text:span text:style-name="T19">So I changed the JNDI to</text:span></text:p>
      <text:p text:style-name="P2"><text:span text:style-name="T20"/></text:p>
      <text:p text:style-name="P2"><draw:frame text:anchor-type="as-char" svg:width="165.10mm" svg:height="156.00mm" style:rel-width="scale" style:rel-height="scale"><draw:object-ole xlink:href="OleObj7"/><draw:image xlink:href="ObjectReplacements/OleObj7"/></draw:frame><text:span text:style-name="T20"/></text:p>
      <text:p text:style-name="P2"><text:span text:style-name="T20"/></text:p>
      <text:p text:style-name="P2"><text:span text:style-name="T21">Tried this:</text:span></text:p>
      <text:p text:style-name="P2"><text:span text:style-name="T22"/></text:p>
      <text:p text:style-name="P2"><draw:frame text:anchor-type="as-char" svg:width="149.01mm" svg:height="154.94mm" style:rel-width="scale" style:rel-height="scale"><draw:object-ole xlink:href="OleObj8"/><draw:image xlink:href="ObjectReplacements/OleObj8"/></draw:frame><text:span text:style-name="T22"/></text:p>
      <text:p text:style-name="P2"><text:span text:style-name="T22"/></text:p>
      <text:p text:style-name="P2"><text:span text:style-name="T23">I'm getting this now after two server forced refreshes:</text:span></text:p>
      <text:p text:style-name="P2"><text:span text:style-name="T24"/></text:p>
      <text:p text:style-name="P2"><draw:frame text:anchor-type="as-char" svg:width="144.15mm" svg:height="154.09mm" style:rel-width="scale" style:rel-height="scale"><draw:object-ole xlink:href="OleObj9"/><draw:image xlink:href="ObjectReplacements/OleObj9"/></draw:frame><text:span text:style-name="T24"/></text:p>
      <text:p text:style-name="P2"><text:span text:style-name="T24"/></text:p>
      <text:p text:style-name="P2"><text:span text:style-name="T25">Refresh:</text:span></text:p>
      <text:p text:style-name="P2"><text:span text:style-name="T26"/></text:p>
      <text:p text:style-name="P2"><draw:frame text:anchor-type="as-char" svg:width="147.74mm" svg:height="108.80mm" style:rel-width="scale" style:rel-height="scale"><draw:object-ole xlink:href="OleObj10"/><draw:image xlink:href="ObjectReplacements/OleObj10"/></draw:frame><text:span text:style-name="T26"/></text:p>
      <text:p text:style-name="P2"><text:span text:style-name="T26"/></text:p>
      <text:p text:style-name="P2"><text:span text:style-name="T27">After Reload:</text:span></text:p>
      <text:p text:style-name="P2"><text:span text:style-name="T28"/></text:p>
      <text:p text:style-name="P2"><draw:frame text:anchor-type="as-char" svg:width="165.10mm" svg:height="92.92mm" style:rel-width="scale" style:rel-height="scale"><draw:object-ole xlink:href="OleObj11"/><draw:image xlink:href="ObjectReplacements/OleObj11"/></draw:frame><text:span text:style-name="T28"/></text:p>
      <text:p text:style-name="P2"><text:span text:style-name="T28"/></text:p>
      <text:p text:style-name="P2"><draw:frame text:anchor-type="as-char" svg:width="144.15mm" svg:height="149.44mm" style:rel-width="scale" style:rel-height="scale"><draw:object-ole xlink:href="OleObj12"/><draw:image xlink:href="ObjectReplacements/OleObj12"/></draw:frame><text:span text:style-name="T28"/></text:p>
      <text:p text:style-name="P2"><text:span text:style-name="T29">Everything looks fine so far! Except when I rebooted the JBoss Server:</text:span></text:p>
      <text:p text:style-name="P2"><text:span text:style-name="T30"/></text:p>
      <text:p text:style-name="P2"><draw:frame text:anchor-type="as-char" svg:width="165.10mm" svg:height="80.43mm" style:rel-width="scale" style:rel-height="scale"><draw:object-ole xlink:href="OleObj13"/><draw:image xlink:href="ObjectReplacements/OleObj13"/></draw:frame><text:span text:style-name="T30"/></text:p>
      <text:p text:style-name="P2"><text:span text:style-name="T31">Driver unavailable/missing.</text:span></text:p>
      <text:p text:style-name="P2"><text:span text:style-name="T32"/></text:p>
      <text:p text:style-name="P2"><text:span text:style-name="T33">hmmm...well the driver seems to be working, i compiled it again and get a mapping error:</text:span></text:p>
      <text:p text:style-name="P2"><text:span text:style-name="T34"/></text:p>
      <text:p text:style-name="P2"><text:span text:style-name="T35">WFLYCTL0186:<text:s text:c="3"/>Services which failed to start:<text:s text:c="6"/>service jboss.persistenceunit."org.hibernate.tutorial-0.0.1-SNAPSHOT.war#org.hibernate.tutorial": org.hibernate.MappingException: class org.hibernate.tutorial.model.Event not found while looking for property: id</text:span></text:p>
      <text:p text:style-name="P2"><text:span text:style-name="T36"/></text:p>
      <text:p text:style-name="P2"><text:span text:style-name="T37">So close!! LOL</text:span></text:p>
      <text:p text:style-name="P2"><text:span text:style-name="T38"/></text:p>
      <text:p text:style-name="P2"><text:span text:style-name="T39">9:00PM - Damit! Not good....</text:span></text:p>
      <text:p text:style-name="P2"><text:span text:style-name="T40"/></text:p>
      <text:p text:style-name="P2"><text:span text:style-name="T41">org.hibernate.tutorial is causing problems! I ran a Maven Clean then a Maven compile build,,,still messed up!</text:span></text:p>
      <text:p text:style-name="P2"><text:span text:style-name="T42"/></text:p>
      <text:p text:style-name="P2"><draw:frame text:anchor-type="as-char" svg:width="182.67mm" svg:height="61.17mm" style:rel-width="scale" style:rel-height="scale"><draw:object-ole xlink:href="OleObj14"/><draw:image xlink:href="ObjectReplacements/OleObj14"/></draw:frame><text:span text:style-name="T42"/></text:p>
      <text:p text:style-name="P2"><text:span text:style-name="T42"/></text:p>
      <text:p text:style-name="P2"><text:span text:style-name="T43">Unable to load Event?? What the hell! It's just a simple class with like 3 fields! WTF! and can't find id?? hmmm,,mapping must be screwed up.</text:span></text:p>
      <text:p text:style-name="P2"><text:span text:style-name="T44"/></text:p>
      <text:p text:style-name="P2"><text:span text:style-name="T45">Well I see a major problem! I have two server directories:</text:span></text:p>
      <text:p text:style-name="P2"><text:span text:style-name="T46"/></text:p>
      <text:p text:style-name="P2"><draw:frame text:anchor-type="as-char" svg:width="124.04mm" svg:height="80.01mm" style:rel-width="scale" style:rel-height="scale"><draw:object-ole xlink:href="OleObj15"/><draw:image xlink:href="ObjectReplacements/OleObj15"/></draw:frame><text:span text:style-name="T46"/></text:p>
      <text:p text:style-name="P2"><text:span text:style-name="T46"/></text:p>
      <text:p text:style-name="P2"><text:span text:style-name="T47">That's one directory with deployments, here's the other:</text:span></text:p>
      <text:p text:style-name="P2"><text:span text:style-name="T48"/></text:p>
      <text:p text:style-name="P2"><text:span text:style-name="T48"/></text:p>
      <text:p text:style-name="P2"><text:span text:style-name="T48"/></text:p>
      <text:p text:style-name="P2"><draw:frame text:anchor-type="as-char" svg:width="165.10mm" svg:height="89.32mm" style:rel-width="scale" style:rel-height="scale"><draw:object-ole xlink:href="OleObj16"/><draw:image xlink:href="ObjectReplacements/OleObj16"/></draw:frame><text:span text:style-name="T48"/></text:p>
      <text:p text:style-name="P2"><text:span text:style-name="T48"/></text:p>
      <text:p text:style-name="P2"><text:span text:style-name="T49">This one has got to go! Same deployment org.jboss.tool.examples in both, this one's going. Delete!</text:span></text:p>
      <text:p text:style-name="P2"><text:span text:style-name="T49">These dam drivers and Datasources are going to have to go! That seems to be where my part of where my errors are! I might even re-install the server too,,,,,</text:span></text:p>
      <text:p text:style-name="P2"><text:span text:style-name="T49"/></text:p>
      <text:p text:style-name="P2"><text:span text:style-name="T49"/></text:p>
      <text:p text:style-name="P2"><text:span text:style-name="T49">11/22/20 11:15AM - YES! I downloaded JBoss RedHat EAP 7.3 and installed it again, I believe I did it right this time:</text:span></text:p>
      <text:p text:style-name="P2"><text:span text:style-name="T49"/></text:p>
      <text:p text:style-name="P2"><draw:frame text:anchor-type="as-char" svg:width="165.10mm" svg:height="111.76mm" style:rel-width="scale" style:rel-height="scale"><draw:object-ole xlink:href="OleObj17"/><draw:image xlink:href="ObjectReplacements/OleObj17"/></draw:frame><text:span text:style-name="T49"/></text:p>
      <text:p text:style-name="P2"><text:span text:style-name="T49">..and the driver:</text:span></text:p>
      <text:p text:style-name="P2"><text:span text:style-name="T49"/></text:p>
      <text:p text:style-name="P2"><draw:frame text:anchor-type="as-char" svg:width="153.04mm" svg:height="162.14mm" style:rel-width="scale" style:rel-height="scale"><draw:object-ole xlink:href="OleObj18"/><draw:image xlink:href="ObjectReplacements/OleObj18"/></draw:frame><text:span text:style-name="T49"/></text:p>
      <text:p text:style-name="P2"><text:span text:style-name="T49"/></text:p>
      <text:p text:style-name="P2"><text:span text:style-name="T49">and the driver attributes:</text:span></text:p>
      <text:p text:style-name="P2"><text:span text:style-name="T49"/></text:p>
      <text:p text:style-name="P2"><draw:frame text:anchor-type="as-char" svg:width="165.10mm" svg:height="111.34mm" style:rel-width="scale" style:rel-height="scale"><draw:object-ole xlink:href="OleObj19"/><draw:image xlink:href="ObjectReplacements/OleObj19"/></draw:frame><text:span text:style-name="T49"/></text:p>
      <text:p text:style-name="P2"><text:span text:style-name="T49"/></text:p>
      <text:p text:style-name="P2"><text:span text:style-name="T49">..Driver success message:</text:span></text:p>
      <text:p text:style-name="P2"><text:span text:style-name="T49"/></text:p>
      <text:p text:style-name="P2"><draw:frame text:anchor-type="as-char" svg:width="165.10mm" svg:height="111.76mm" style:rel-width="scale" style:rel-height="scale"><draw:object-ole xlink:href="OleObj20"/><draw:image xlink:href="ObjectReplacements/OleObj20"/></draw:frame><text:span text:style-name="T49"/></text:p>
      <text:p text:style-name="P2"><text:span text:style-name="T49"/></text:p>
      <text:p text:style-name="P2"><text:span text:style-name="T49">SWEET!!!!! Notice I left the connection url database name blank, because I will be using different schema names.</text:span></text:p>
      <text:p text:style-name="P2"><text:span text:style-name="T49"/></text:p>
      <text:p text:style-name="P2"><text:span text:style-name="T49">Nice to see it created a module for the two drivers I selected:</text:span></text:p>
      <text:p text:style-name="P2"><text:span text:style-name="T49"/></text:p>
      <text:p text:style-name="P3"><text:span text:style-name="T50">&lt;?xml version="1.0" encoding="UTF-8" standalone="no"?&gt;</text:span></text:p>
      <text:p text:style-name="P3"><text:span text:style-name="T50">&lt;module xmlns="urn:jboss:module:1.0" name="com.mysql"&gt;</text:span></text:p>
      <text:p text:style-name="P3"><text:span text:style-name="T50"><text:s text:c="4"/>&lt;resources&gt;</text:span></text:p>
      <text:p text:style-name="P3"><text:span text:style-name="T50"><text:s text:c="8"/>&lt;resource-root path="mysql-connector-java-8.0.20.jar"/&gt;</text:span></text:p>
      <text:p text:style-name="P3"><text:span text:style-name="T50"><text:s text:c="8"/>&lt;resource-root path="mysql-connector-java-5.1.49.jar"/&gt;</text:span></text:p>
      <text:p text:style-name="P3"><text:span text:style-name="T50"><text:s text:c="4"/>&lt;/resources&gt;</text:span></text:p>
      <text:p text:style-name="P3"><text:span text:style-name="T50"><text:s text:c="4"/>&lt;dependencies&gt;</text:span></text:p>
      <text:p text:style-name="P3"><text:span text:style-name="T50"><text:s text:c="8"/>&lt;module name="javax.api"/&gt;</text:span></text:p>
      <text:p text:style-name="P3"><text:span text:style-name="T50"><text:s text:c="8"/>&lt;module name="javax.transaction.api"/&gt;</text:span></text:p>
      <text:p text:style-name="P3"><text:span text:style-name="T50"><text:s text:c="4"/>&lt;/dependencies&gt;</text:span></text:p>
      <text:p text:style-name="P3"><text:span text:style-name="T50">&lt;/module&gt;</text:span></text:p>
      <text:p text:style-name="P4"><text:span text:style-name="T51"/></text:p>
      <text:p text:style-name="P4"><text:span text:style-name="T51"/></text:p>
      <text:p text:style-name="P4"><text:span text:style-name="T51">I put the 5.1.49 driver in there in case of backward compatability.</text:span></text:p>
      <text:p text:style-name="P4"><text:span text:style-name="T51">Well Damit! First start up of the server and I still get an error on this project:</text:span></text:p>
      <text:p text:style-name="P4"><text:span text:style-name="T51"/></text:p>
      <text:p text:style-name="P4"><text:span text:style-name="T52"><text:s/>WFLYSRV0153: Failed to process phase FIRST_MODULE_USE of deployment "org.hibernate.tutorial-0.0.1-SNAPSHOT.war"</text:span></text:p>
      <text:p text:style-name="P4"><text:span text:style-name="T52"/></text:p>
      <text:p text:style-name="P4"><text:span text:style-name="T53">I really need to figure out why!! Or just delete id and start over! LOL. DELETED! Something must be corrupt in that file, I see no other reason for it,,oh well.</text:span></text:p>
      <text:p text:style-name="P4"><text:span text:style-name="T53">Confirmed! Everything is working fine now, no errors,,,hmmm,,,oh well screw it not worth wasting time on. Moving on to testing deployments and the Driver against the Sql Database.</text:span><text:span text:style-name="T54"/></text:p>
      <text:p text:style-name="P4"><text:span text:style-name="T54"/></text:p>
      <text:p text:style-name="P4"><text:span text:style-name="T54"/></text:p>
      <text:p text:style-name="P4"><text:span text:style-name="T54"/></text:p>
      <text:p text:style-name="P4"><text:span text:style-name="T54"/></text:p>
      <text:p text:style-name="P4"><text:span text:style-name="T54"/></text:p>
      <text:p text:style-name="P4"><text:span text:style-name="T54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  <text:p text:style-name="P4"><text:span text:style-name="T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